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420" officeooo:paragraph-rsid="000fc420"/>
    </style:style>
    <style:style style:name="P2" style:family="paragraph" style:parent-style-name="Standard">
      <style:text-properties fo:font-weight="bold" officeooo:rsid="000fc420" officeooo:paragraph-rsid="000fc420" style:font-weight-asian="bold" style:font-weight-complex="bold"/>
    </style:style>
    <style:style style:name="P3" style:family="paragraph" style:parent-style-name="Standard">
      <style:text-properties fo:color="#0000ff" officeooo:rsid="000fc420" officeooo:paragraph-rsid="000fc420"/>
    </style:style>
    <style:style style:name="P4" style:family="paragraph" style:parent-style-name="Standard">
      <style:text-properties officeooo:rsid="00110a6d" officeooo:paragraph-rsid="00110a6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10a6d"/>
    </style:style>
    <style:style style:name="T3" style:family="text">
      <style:text-properties fo:color="#0000ff"/>
    </style:style>
    <style:style style:name="T4" style:family="text">
      <style:text-properties fo:color="#0000ff" officeooo:rsid="00110a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tension</text:p>
      <text:p text:style-name="P2"/>
      <text:p text:style-name="P1"><text:span text:style-name="T1">Due to work in the software engineering module, I came to realise the importance of testing and the great difficulty of adding testing into your code after it is finished. With this in mind and the I decided to take</text:span> test driven approach to the design and implementation of my software <text:span text:style-name="T2">in order to demonstrate an aspect of software engineering</text:span>. This<text:span text:style-name="T2"> resulted in no segmentation faults when writing my parser, but ironically still had to contend with them in my testing functions. Adding functions, features and tests as I progressed was much easier than I had previously experienced. More about this is written in test.pdf.</text:span></text:p>
      <text:p text:style-name="P1"/>
      <text:p text:style-name="P4">As well as this I added a couple of extra features to the language, I have highlighted them in blue in the formal grammar my turtle program will now parse and interpret.</text:p>
      <text:p text:style-name="P4"/>
      <text:p text:style-name="P4">I added the ability to change the colour. I let the user input a word and interpreted that word into rgb. I only programmed 4 colours, it would be very easy to add more if needed. </text:p>
      <text:p text:style-name="P4"/>
      <text:p text:style-name="P4">I also added an if function, this enables the user to change colour, direction or even add whole new loops when a certain condition is met.</text:p>
      <text:p text:style-name="P1"/>
      <text:p text:style-name="P1">&lt;MAIN&gt;<text:tab/><text:tab/>:=<text:tab/>“{“ <text:s/><text:tab/>&lt;INSTRCTLST&gt;</text:p>
      <text:p text:style-name="P1">&lt;INSTRCTLST&gt;<text:tab/>:=<text:tab/> &lt;INSTRUCTION&gt;&lt;INSTRCTLST&gt; |</text:p>
      <text:p text:style-name="P1"><text:tab/><text:tab/><text:tab/><text:tab/>"}"</text:p>
      <text:p text:style-name="P1">&lt;INSTRUCTION&gt; <text:tab/>::=<text:tab/> &lt;FD&gt; |</text:p>
      <text:p text:style-name="P1"><text:tab/><text:tab/><text:tab/><text:tab/>&lt;LT&gt; |</text:p>
      <text:p text:style-name="P1"><text:tab/><text:tab/><text:tab/><text:tab/>&lt;RT&gt; |</text:p>
      <text:p text:style-name="P1"><text:tab/><text:tab/><text:tab/><text:tab/>&lt;DO&gt; |</text:p>
      <text:p text:style-name="P1"><text:tab/><text:tab/><text:tab/><text:tab/>&lt;SET&gt;|</text:p>
      <text:p text:style-name="P1"><text:tab/><text:tab/><text:tab/><text:tab/>&lt;IF&gt;</text:p>
      <text:p text:style-name="P1">&lt;FD&gt;<text:tab/><text:tab/><text:tab/>:=<text:tab/>"FD" &lt;VARNUM&gt;</text:p>
      <text:p text:style-name="P1">&lt;LT&gt;<text:tab/><text:tab/><text:tab/>::=<text:tab/> "LT" &lt;VARNUM&gt;</text:p>
      <text:p text:style-name="P1">&lt;RT&gt;<text:tab/><text:tab/><text:tab/>::= <text:tab/>"RT" &lt;VARNUM&gt;</text:p>
      <text:p text:style-name="P1">&lt;DO&gt;<text:tab/><text:tab/><text:tab/>::= <text:tab/>"DO" &lt;VAR&gt; "FROM" &lt;VARNUM&gt; "TO"</text:p>
      <text:p text:style-name="P1"><text:tab/><text:tab/><text:tab/><text:tab/>&lt;VARNUM&gt; "{" &lt;INSTRCTLST&gt;</text:p>
      <text:p text:style-name="P3">&lt;IF&gt;<text:tab/><text:tab/><text:tab/>::=<text:tab/>“IF” &lt;VAR&gt; “:=” &lt;VARNUM&gt;&lt;MAIN&gt; |</text:p>
      <text:p text:style-name="P3"><text:tab/><text:tab/><text:tab/><text:tab/>“IF” “COLOUR” “:=” &lt;COLOUR&gt;&lt;MAIN&gt; </text:p>
      <text:p text:style-name="P3">&lt;COLOUR&gt;<text:tab/><text:tab/>::=<text:tab/>“RED” | “BLUE” | “GREEN” | “WHITE”</text:p>
      <text:p text:style-name="P1">&lt;VAR&gt;<text:tab/><text:tab/>::= <text:tab/>[A-Z]</text:p>
      <text:p text:style-name="P1">&lt;VARNUM&gt;<text:tab/><text:tab/>::=<text:tab/> number |</text:p>
      <text:p text:style-name="P1"><text:tab/><text:tab/><text:tab/><text:tab/>&lt;VAR&gt;</text:p>
      <text:p text:style-name="P1">&lt;SET&gt;<text:tab/><text:tab/><text:tab/>::= <text:tab/>"SET" &lt;VAR&gt; ":=" &lt;POLISH&gt;|</text:p>
      <text:p text:style-name="P1"><text:tab/><text:tab/><text:tab/><text:tab/><text:span text:style-name="T3">“</text:span><text:span text:style-name="T4">SET” “COLOUR” “:=” &lt;COLOUR&gt; “;”</text:span></text:p>
      <text:p text:style-name="P1">&lt;POLISH&gt;<text:tab/><text:tab/>::= <text:tab/>&lt;OP&gt; &lt;POLISH&gt; |</text:p>
      <text:p text:style-name="P1"><text:tab/><text:tab/><text:tab/><text:tab/>&lt;VARNUM&gt; &lt;POLISH&gt; |</text:p>
      <text:p text:style-name="P1"><text:tab/><text:tab/><text:tab/><text:tab/>";"</text:p>
      <text:p text:style-name="P1">&lt;OP&gt;<text:tab/><text:tab/><text:tab/>::=<text:tab/> "+" |</text:p>
      <text:p text:style-name="P1"><text:tab/><text:tab/><text:tab/><text:tab/>"-" |</text:p>
      <text:p text:style-name="P1"><text:tab/><text:tab/><text:tab/><text:tab/>"*" |</text:p>
      <text:p text:style-name="P1"><text:tab/><text:tab/><text:tab/><text:tab/>"/"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22:58:56.362335639</meta:creation-date>
    <dc:date>2015-01-27T23:54:19.146684231</dc:date>
    <meta:editing-duration>PT23M51S</meta:editing-duration>
    <meta:editing-cycles>1</meta:editing-cycles>
    <meta:document-statistic meta:table-count="0" meta:image-count="0" meta:object-count="0" meta:page-count="1" meta:paragraph-count="34" meta:word-count="302" meta:character-count="1806" meta:non-whitespace-character-count="1413"/>
    <meta:generator>LibreOffice/4.2.7.2$Linux_X86_64 LibreOffice_project/420m0$Build-2</meta:generator>
  </office:meta>
</office:document-meta>
</file>